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188cm" fo:min-width="7.12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55cm" fo:min-width="7.12cm"/>
    </style:style>
    <style:style style:name="gr4" style:family="graphic" style:parent-style-name="standard">
      <style:graphic-properties draw:fill-color="#800000" draw:opacity="20%" draw:textarea-horizontal-align="justify" draw:textarea-vertical-align="middle" draw:auto-grow-height="false" draw:shadow-opacity="2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592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222cm" fo:min-width="7.12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19cm" fo:min-width="7.12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78cm" fo:min-width="7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64cm" fo:min-width="7.12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99cm"/>
    </style:style>
    <style:style style:name="gr16" style:family="graphic" style:parent-style-name="standard">
      <style:graphic-properties draw:stroke="solid" draw:fill="solid" draw:fill-color="#ffffff" fo:min-height="19.816cm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draw:auto-grow-height="true" fo:min-height="12.572cm"/>
    </style:style>
    <style:style style:name="pr6" style:family="presentation" style:parent-style-name="oranssi-notes">
      <style:graphic-properties draw:fill-color="#ffffff" draw:auto-grow-height="true" fo:min-height="13.364cm"/>
    </style:style>
    <style:style style:name="pr7" style:family="presentation" style:parent-style-name="oranssi-outline1">
      <style:graphic-properties fo:min-height="4.991cm"/>
    </style:style>
    <style:style style:name="pr8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6.3999996185303pt"/>
    </style:style>
    <style:style style:name="P3" style:family="paragraph">
      <style:text-properties fo:font-family="'Courier 10 Pitch'" style:font-pitch="fixed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Courier 10 Pitch'" style:font-pitch="fixed" fo:font-size="16pt" style:font-size-asian="16pt" style:font-size-complex="16pt"/>
    </style:style>
    <style:style style:name="P7" style:family="paragraph">
      <style:text-properties fo:font-family="'Courier 10 Pitch'" style:font-pitch="fixed" fo:font-size="14pt" style:font-size-asian="14pt" style:font-size-complex="1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color="#ff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Courier 10 Pitch'" style:font-pitch="fixed" fo:font-size="14pt" fo:font-weight="bold" style:font-size-asian="14pt" style:font-size-complex="14pt"/>
    </style:style>
    <style:style style:name="T24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family="'Courier 10 Pitch'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font-size="26pt" fo:font-style="normal" style:font-size-asian="26pt" style:font-style-asian="normal" style:font-size-complex="26pt" style:font-style-complex="normal"/>
    </style:style>
    <style:style style:name="T31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8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family="'Courier New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family="'Nimbus Roman No9 L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ynamic 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3.664cm" svg:x="1.4cm" svg:y="4.614cm" presentation:class="outline" presentation:user-transformed="true">
          <draw:text-box>
            <text:list text:style-name="L2">
              <text:list-item>
                <text:p xml:id="id1" text:id="id1">Network can be dynamic</text:p>
                <text:list>
                  <text:list-item>
                    <text:p xml:id="id2" text:id="id2">variable number of neighbors</text:p>
                  </text:list-item>
                  <text:list-item>
                    <text:p xml:id="id3" text:id="id3">adaptive/probabilistic protocols</text:p>
                    <text:p><text:span text:style-name="T2"/></text:p>
                  </text:list-item>
                </text:list>
              </text:list-item>
              <text:list-item>
                <text:p xml:id="id4" text:id="id4">WSNs are not hard real-time systems</text:p>
                <text:list>
                  <text:list-item>
                    <text:p xml:id="id5" text:id="id5">can cope w/ allocation failures (e.g. a packet drop)</text:p>
                  </text:list-item>
                  <text:list-item>
                    <text:p xml:id="id6" text:id="id6">not sensitive to small run-time overheads</text:p>
                  </text:list-item>
                </text:list>
              </text:list-item>
              <text:list-item>
                <text:p xml:id="id7" text:id="id7">Examples</text:p>
                <text:list>
                  <text:list-item>
                    <text:p xml:id="id8" text:id="id8">Packet Forwarders: <text:span text:style-name="T3">SRP</text:span>, <text:span text:style-name="T3">basestation, CoA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955cm" svg:x="1.4cm" svg:y="4.914cm" presentation:class="outline" presentation:user-transformed="true">
          <draw:text-box>
            <text:list text:style-name="L2">
              <text:list-item>
                <text:p xml:id="id9" text:id="id9">Hard to program</text:p>
                <text:list>
                  <text:list-item>
                    <text:p xml:id="id10" text:id="id10"><text:span text:style-name="T3">malloc</text:span> / <text:span text:style-name="T3">free</text:span></text:p>
                    <text:list>
                      <text:list-item>
                        <text:p xml:id="id11" text:id="id11">handling pointers</text:p>
                      </text:list-item>
                      <text:list-item>
                        <text:p xml:id="id12" text:id="id12">no garbage collector</text:p>
                      </text:list-item>
                    </text:list>
                    <text:p/>
                  </text:list-item>
                </text:list>
              </text:list-item>
              <text:list-item>
                <text:p xml:id="id13" text:id="id13">Memory constraints</text:p>
                <text:list>
                  <text:list-item>
                    <text:p xml:id="id14" text:id="id14">fragmentation</text:p>
                  </text:list-item>
                  <text:list-item>
                    <text:p xml:id="id15" text:id="id15">leaks</text:p>
                  </text:list-item>
                  <text:list-item>
                    <text:p xml:id="id16" text:id="id16">corruption heap vs st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Back to “Hello World!”</text:span></text:p>
          </draw:text-box>
        </draw:frame>
        <draw:frame draw:style-name="gr2" draw:text-style-name="P3" draw:layer="layout" svg:width="8.13cm" svg:height="2.525cm" svg:x="3.04cm" svg:y="9.16cm">
          <draw:text-box>
            <text:p><text:span text:style-name="T4"><text:s/></text:span><text:span text:style-name="T4">every</text:span><text:span text:style-name="T5"> 1s </text:span><text:span text:style-name="T4">do</text:span></text:p>
            <text:p><text:span text:style-name="T4"><text:s text:c="4"/></text:span><text:span text:style-name="T5">_led_toggle(1);</text:span></text:p>
            <text:p><text:span text:style-name="T4"><text:s/></text:span><text:span text:style-name="T4">end</text:span></text:p>
          </draw:text-box>
        </draw:frame>
        <draw:frame draw:style-name="gr3" draw:text-style-name="P3" xml:id="id17" draw:id="id17" draw:layer="layout" svg:width="9.908cm" svg:height="7.605cm" svg:x="15.238cm" svg:y="6.873cm">
          <draw:text-box>
            <text:p><text:span text:style-name="T4"><text:s/></text:span><text:span text:style-name="T4">par do</text:span></text:p>
            <text:p><text:span text:style-name="T4"><text:s text:c="4"/></text:span><text:span text:style-name="T4">every</text:span><text:span text:style-name="T5"> </text:span><text:span text:style-name="T6">1s</text:span><text:span text:style-name="T5"> </text:span><text:span text:style-name="T4">do</text:span></text:p>
            <text:p><text:span text:style-name="T4"><text:s text:c="7"/></text:span><text:span text:style-name="T5">_led_toggle(</text:span><text:span text:style-name="T6">1</text:span><text:span text:style-name="T5">);</text:span></text:p>
            <text:p><text:span text:style-name="T4"><text:s text:c="4"/></text:span><text:span text:style-name="T4">end</text:span></text:p>
            <text:p><text:span text:style-name="T4"><text:s/></text:span><text:span text:style-name="T4">with</text:span></text:p>
            <text:p><text:span text:style-name="T4"><text:s text:c="4"/></text:span><text:span text:style-name="T4">every </text:span><text:span text:style-name="T6">500ms</text:span><text:span text:style-name="T5"> </text:span><text:span text:style-name="T4">do</text:span></text:p>
            <text:p><text:span text:style-name="T4"><text:s text:c="7"/></text:span><text:span text:style-name="T5">_led_toggle(</text:span><text:span text:style-name="T6">2</text:span><text:span text:style-name="T5">);</text:span></text:p>
            <text:p><text:span text:style-name="T5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custom-shape draw:style-name="gr4" draw:text-style-name="P4" xml:id="id18" draw:id="id18" draw:layer="layout" svg:width="7.874cm" svg:height="2.286cm" svg:x="16.51cm" svg:y="7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874cm" svg:height="2.286cm" svg:x="16.51cm" svg:y="10.72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20" draw:id="id20" draw:layer="layout" svg:width="5.339cm" svg:height="1.523cm" svg:x="11.17cm" svg:y="8.89cm" svg:viewBox="0 0 5340 1524" draw:points="0,1524 5340,0">
          <text:p/>
        </draw:polyline>
        <draw:polyline draw:style-name="gr5" draw:text-style-name="P4" xml:id="id21" draw:id="id21" draw:layer="layout" svg:width="5.339cm" svg:height="1.523cm" svg:x="11.17cm" svg:y="10.414cm" svg:viewBox="0 0 5340 1524" draw:points="0,0 5340,15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he need for abstractions</text:span></text:p>
          </draw:text-box>
        </draw:frame>
        <draw:frame draw:style-name="gr6" draw:text-style-name="P3" draw:layer="layout" svg:width="9.406cm" svg:height="5.842cm" svg:x="1.516cm" svg:y="8.736cm">
          <draw:text-box>
            <text:p><text:span text:style-name="T4"><text:s/></text:span><text:span text:style-name="T4">par/or do</text:span></text:p>
            <text:p><text:span text:style-name="T4"><text:s text:c="4"/></text:span><text:span text:style-name="T4">every</text:span><text:span text:style-name="T5"> 1s </text:span><text:span text:style-name="T4">do</text:span></text:p>
            <text:p><text:span text:style-name="T4"><text:s text:c="7"/></text:span><text:span text:style-name="T5">_led_toggle(1);</text:span></text:p>
            <text:p><text:span text:style-name="T4"><text:s text:c="4"/></text:span><text:span text:style-name="T4">end</text:span></text:p>
            <text:p><text:span text:style-name="T4"><text:s/></text:span><text:span text:style-name="T4">with</text:span></text:p>
            <text:p><text:span text:style-name="T4"><text:s text:c="4"/></text:span><text:span text:style-name="T4">await </text:span><text:span text:style-name="T5">stop;</text:span></text:p>
            <text:p><text:span text:style-name="T4"><text:s/></text:span><text:span text:style-name="T4">end</text:span></text:p>
          </draw:text-box>
        </draw:frame>
        <draw:frame draw:style-name="gr3" draw:text-style-name="P3" xml:id="id22" draw:id="id22" draw:layer="layout" svg:width="11.94cm" svg:height="13.895cm" svg:x="15.138cm" svg:y="5.273cm">
          <draw:text-box>
            <text:p><text:span text:style-name="T4"><text:s/></text:span><text:span text:style-name="T4">par/and do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</text:span><text:span text:style-name="T6">1s</text:span><text:span text:style-name="T5"> </text:span><text:span text:style-name="T4">do</text:span></text:p>
            <text:p><text:span text:style-name="T4"><text:s text:c="10"/></text:span><text:span text:style-name="T5">_led_toggle(</text:span><text:span text:style-name="T6">1</text:span><text:span text:style-name="T5">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6">stop1</text:span><text:span text:style-name="T5">;</text:span></text:p>
            <text:p><text:span text:style-name="T4"><text:s text:c="4"/></text:span><text:span text:style-name="T4">end</text:span></text:p>
            <text:p><text:span text:style-name="T4"><text:s text:c="2"/></text:span><text:span text:style-name="T4">with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</text:span><text:span text:style-name="T6">500ms</text:span><text:span text:style-name="T5"> </text:span><text:span text:style-name="T4">do</text:span></text:p>
            <text:p><text:span text:style-name="T4"><text:s text:c="10"/></text:span><text:span text:style-name="T5">_led_toggle(</text:span><text:span text:style-name="T6">2</text:span><text:span text:style-name="T5">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6">stop2</text:span><text:span text:style-name="T5">;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/></text:p>
          </draw:text-box>
        </draw:frame>
        <draw:polyline draw:style-name="gr5" draw:text-style-name="P4" xml:id="id23" draw:id="id23" draw:layer="layout" svg:width="5.587cm" svg:height="2.793cm" svg:x="10.922cm" svg:y="8.89cm" svg:viewBox="0 0 5588 2794" draw:points="0,2794 5588,0">
          <text:p/>
        </draw:polyline>
        <draw:polyline draw:style-name="gr5" draw:text-style-name="P4" xml:id="id24" draw:id="id24" draw:layer="layout" svg:width="5.587cm" svg:height="3.301cm" svg:x="10.922cm" svg:y="11.684cm" svg:viewBox="0 0 5588 3302" draw:points="0,0 5588,3302">
          <text:p/>
        </draw:polyline>
        <draw:custom-shape draw:style-name="gr4" draw:text-style-name="P4" xml:id="id25" draw:id="id25" draw:layer="layout" svg:width="9.144cm" svg:height="5.28cm" svg:x="16.51cm" svg:y="6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9.144cm" svg:height="5.28cm" svg:x="16.51cm" svg:y="12.2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custom-shape draw:style-name="gr4" draw:text-style-name="P4" xml:id="id27" draw:id="id27" draw:layer="layout" svg:width="12.192cm" svg:height="6.85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12.192cm" svg:height="6.697cm" svg:x="2.286cm" svg:y="11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bstractions in Céu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plicit state</text:p>
                <text:list>
                  <text:list-item>
                    <text:p>data members</text:p>
                  </text:list-item>
                </text:list>
              </text:list-item>
              <text:list-item>
                <text:p>Signaling</text:p>
                <text:list>
                  <text:list-item>
                    <text:p>internal events</text:p>
                  </text:list-item>
                </text:list>
              </text:list-item>
              <text:list-item>
                <text:p>Implicit state</text:p>
                <text:list>
                  <text:list-item>
                    <text:p>point of execution</text:p>
                  </text:list-item>
                </text:list>
              </text:list-item>
              <text:list-item>
                <text:p>Environment</text:p>
                <text:list>
                  <text:list-item>
                    <text:p>independence</text:p>
                  </text:list-item>
                </text:list>
              </text:list-item>
            </text:list>
          </draw:text-box>
        </draw:frame>
        <draw:frame presentation:style-name="pr7" xml:id="id28" draw:id="id28" draw:layer="layout" svg:width="9.652cm" svg:height="4.991cm" svg:x="16.002cm" svg:y="5.615cm" presentation:class="outline" presentation:user-transformed="true">
          <draw:text-box>
            <text:list text:style-name="L2">
              <text:list-item>
                <text:p>O.O</text:p>
                <text:list>
                  <text:list-item>
                    <text:p>fields</text:p>
                  </text:list-item>
                  <text:list-item>
                    <text:p>methods</text:p>
                  </text:list-item>
                </text:list>
              </text:list-item>
            </text:list>
          </draw:text-box>
        </draw:frame>
        <draw:frame presentation:style-name="pr7" xml:id="id30" draw:id="id30" draw:layer="layout" svg:width="10.922cm" svg:height="5.851cm" svg:x="16.002cm" svg:y="11.916cm" presentation:class="outline" presentation:user-transformed="true">
          <draw:text-box>
            <text:list text:style-name="L2">
              <text:list-item>
                <text:p>Thread</text:p>
                <text:list>
                  <text:list-item>
                    <text:p>context</text:p>
                  </text:list-item>
                  <text:list-item>
                    <text:p>independent execu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éu Organisms</text:span></text:p>
          </draw:text-box>
        </draw:frame>
        <draw:frame draw:style-name="gr7" draw:text-style-name="P3" draw:layer="layout" svg:width="9.814cm" svg:height="5.748cm" svg:x="1.616cm" svg:y="7.436cm">
          <draw:text-box>
            <text:p><text:span text:style-name="T4"><text:s/></text:span><text:span text:style-name="T4">class </text:span><text:span text:style-name="T5">&lt;ID&gt;</text:span><text:span text:style-name="T4"> with</text:span></text:p>
            <text:p><text:span text:style-name="T4"><text:s text:c="4"/></text:span><text:span text:style-name="T5">&lt;interface&gt;</text:span></text:p>
            <text:p><text:span text:style-name="T7"><text:s text:c="7"/></text:span><text:span text:style-name="T7">// variables</text:span></text:p>
            <text:p><text:span text:style-name="T7"><text:s text:c="7"/></text:span><text:span text:style-name="T7">// internal events</text:span></text:p>
            <text:p><text:span text:style-name="T5"><text:s/></text:span><text:span text:style-name="T4">do</text:span></text:p>
            <text:p><text:span text:style-name="T5"><text:s text:c="4"/></text:span><text:span text:style-name="T5">&lt;body&gt;</text:span></text:p>
            <text:p><text:span text:style-name="T7"><text:s text:c="7"/></text:span><text:span text:style-name="T7">// Céu code</text:span></text:p>
            <text:p><text:span text:style-name="T5"><text:s/></text:span><text:span text:style-name="T4">end</text:span></text:p>
          </draw:text-box>
        </draw:frame>
        <draw:frame draw:style-name="gr8" draw:text-style-name="P3" xml:id="id31" draw:id="id31" draw:layer="layout" svg:width="12.04cm" svg:height="6.335cm" svg:x="1.808cm" svg:y="13.885cm">
          <draw:text-box>
            <text:p><text:span text:style-name="T4"><text:s/></text:span><text:span text:style-name="T4">class </text:span><text:span text:style-name="T5">BlinkA</text:span><text:span text:style-name="T4"> with</text:span></text:p>
            <text:p><text:span text:style-name="T4"><text:s text:c="4"/></text:span><text:span text:style-name="T4">var int</text:span><text:span text:style-name="T5"> id;</text:span></text:p>
            <text:p><text:span text:style-name="T5"><text:s text:c="4"/></text:span><text:span text:style-name="T4">var int </text:span><text:span text:style-name="T5">dt;</text:span></text:p>
            <text:p><text:span text:style-name="T5"><text:s/></text:span><text:span text:style-name="T4">do</text:span></text:p>
            <text:p><text:span text:style-name="T4"><text:s text:c="4"/></text:span><text:span text:style-name="T4">every</text:span><text:span text:style-name="T5"> (</text:span><text:span text:style-name="T8">this</text:span><text:span text:style-name="T5">.dt)ms </text:span><text:span text:style-name="T4">do</text:span></text:p>
            <text:p><text:span text:style-name="T4"><text:s text:c="7"/></text:span><text:span text:style-name="T5">_led_toggle(</text:span><text:span text:style-name="T8">this</text:span><text:span text:style-name="T5">.id)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3">Organism</text:span> <text:span text:style-name="T9">~</text:span> <text:span text:style-name="T3">Object</text:span>+<text:span text:style-name="T3">Thread</text:span></text:p>
              </text:list-item>
            </text:list>
          </draw:text-box>
        </draw:frame>
        <draw:frame draw:style-name="gr8" draw:text-style-name="P3" xml:id="id32" draw:id="id32" draw:layer="layout" svg:width="12.392cm" svg:height="10.105cm" svg:x="14.786cm" svg:y="7.358cm">
          <draw:text-box>
            <text:p><text:span text:style-name="T4"><text:s/></text:span><text:span text:style-name="T4">class </text:span><text:span text:style-name="T5">BlinkB</text:span><text:span text:style-name="T4"> with</text:span></text:p>
            <text:p><text:span text:style-name="T4"><text:s text:c="4"/></text:span><text:span text:style-name="T4">var int</text:span><text:span text:style-name="T5"> id;</text:span></text:p>
            <text:p><text:span text:style-name="T5"><text:s text:c="4"/></text:span><text:span text:style-name="T4">var int </text:span><text:span text:style-name="T5">dt;</text:span></text:p>
            <text:p><text:span text:style-name="T5"><text:s text:c="4"/></text:span><text:span text:style-name="T4">event void</text:span><text:span text:style-name="T5"> stop;</text:span></text:p>
            <text:p><text:span text:style-name="T5"><text:s/></text:span><text:span text:style-name="T4">do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(</text:span><text:span text:style-name="T8">this</text:span><text:span text:style-name="T5">.dt)ms </text:span><text:span text:style-name="T4">do</text:span></text:p>
            <text:p><text:span text:style-name="T4"><text:s text:c="10"/></text:span><text:span text:style-name="T5">_led_toggle(</text:span><text:span text:style-name="T8">this</text:span><text:span text:style-name="T5">.id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8">this</text:span><text:span text:style-name="T5">.stop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reating Instances</text:span></text:p>
          </draw:text-box>
        </draw:frame>
        <draw:frame presentation:style-name="pr4" draw:layer="layout" svg:width="25.199cm" svg:height="14.686cm" svg:x="1.401cm" svg:y="4.915cm" presentation:class="outline" presentation:user-transformed="true">
          <draw:text-box>
            <text:list text:style-name="L4">
              <text:list-item>
                <text:p xml:id="id33" text:id="id33"><text:span text:style-name="T10"><text:s/></text:span><text:span text:style-name="T10">Declaring a </text:span><text:span text:style-name="T11">var</text:span><text:span text:style-name="T12"> of type</text:span><text:span text:style-name="T10"> &lt;Class&gt;</text:span></text:p>
              </text:list-item>
              <text:list-item>
                <text:p xml:id="id34" text:id="id34"><text:span text:style-name="T10"><text:s/></text:span><text:span text:style-name="T10">Using the </text:span><text:span text:style-name="T11">new</text:span><text:span text:style-name="T12"> &lt;Class&gt; operator</text:span></text:p>
              </text:list-item>
              <text:list-item>
                <text:p xml:id="id35" text:id="id35"><text:span text:style-name="T12"><text:s/></text:span><text:span text:style-name="T12">Using the </text:span><text:span text:style-name="T11">spawn</text:span><text:span text:style-name="T12"> &lt;Class&gt; operator</text:span></text:p>
              </text:list-item>
            </text:list>
            <text:list text:style-name="L2">
              <text:list-header>
                <text:p><text:span text:style-name="T13"/></text:p>
              </text:list-header>
              <text:list-item>
                <text:p xml:id="id36" text:id="id36"><text:span text:style-name="T13">Regardless of the method, </text:span><text:span text:style-name="T14">all instances are lexically scoped</text:span><text:span text:style-name="T13">.</text:span><text:span text:style-name="T15"> </text:span><text:span text:style-name="T16">(vs challenge “hard to program”)</text:span></text:p>
                <text:list>
                  <text:list-item>
                    <text:p xml:id="id37" text:id="id37"><text:span text:style-name="T15">no need for a </text:span><text:span text:style-name="T17">free</text:span><text:span text:style-name="T15"> primitive (nor a GC)</text:span></text:p>
                  </text:list-item>
                </text:list>
              </text:list-item>
              <text:list-item>
                <text:p xml:id="id38" text:id="id38"><text:span text:style-name="T13">Dynamic instances can be statically allocated (optional, but recommended).</text:span><text:span text:style-name="T15"> </text:span><text:span text:style-name="T16">(vs challenge “memory constraints”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18">var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Declaring a variable of type &lt;Class&gt;</text:span></text:p>
              </text:list-item>
            </text:list>
          </draw:text-box>
        </draw:frame>
        <draw:frame draw:style-name="gr2" draw:text-style-name="P6" xml:id="id39" draw:id="id39" draw:layer="layout" svg:width="12.186cm" svg:height="7.654cm" svg:x="1.784cm" svg:y="12.832cm">
          <draw:text-box>
            <text:p><text:span text:style-name="T19"><text:s/></text:span><text:span text:style-name="T19">do</text:span></text:p>
            <text:p><text:span text:style-name="T19"><text:s text:c="4"/></text:span><text:span text:style-name="T19">var </text:span><text:span text:style-name="T20">BlinkA b1 </text:span><text:span text:style-name="T19">with</text:span></text:p>
            <text:p><text:span text:style-name="T19"><text:s text:c="7"/></text:span><text:span text:style-name="T19">this</text:span><text:span text:style-name="T20">.id = 1;</text:span></text:p>
            <text:p><text:span text:style-name="T20"><text:s text:c="7"/></text:span><text:span text:style-name="T19">this</text:span><text:span text:style-name="T20">.dt = 5000;</text:span></text:p>
            <text:p><text:span text:style-name="T20"><text:s text:c="4"/></text:span><text:span text:style-name="T19">end;</text:span></text:p>
            <text:p><text:span text:style-name="T19"><text:s text:c="4"/></text:span><text:span text:style-name="T19">var </text:span><text:span text:style-name="T20">BlinkA b2 </text:span><text:span text:style-name="T19">with</text:span></text:p>
            <text:p><text:span text:style-name="T19"><text:s text:c="7"/></text:span><text:span text:style-name="T19">this</text:span><text:span text:style-name="T20">.id = 2;</text:span></text:p>
            <text:p><text:span text:style-name="T20"><text:s text:c="7"/></text:span><text:span text:style-name="T19">this</text:span><text:span text:style-name="T20">.dt = 2500;</text:span></text:p>
            <text:p><text:span text:style-name="T20"><text:s text:c="4"/></text:span><text:span text:style-name="T19">end;</text:span></text:p>
            <text:p><text:span text:style-name="T20"><text:s text:c="4"/></text:span><text:span text:style-name="T19">await </text:span><text:span text:style-name="T20">10s</text:span><text:span text:style-name="T19">;</text:span></text:p>
            <text:p><text:span text:style-name="T19">end</text:span></text:p>
          </draw:text-box>
        </draw:frame>
        <draw:frame draw:style-name="gr3" draw:text-style-name="P6" xml:id="id40" draw:id="id40" draw:layer="layout" svg:width="11.361cm" svg:height="12.987cm" svg:x="15.538cm" svg:y="7.274cm">
          <draw:text-box>
            <text:p><text:span text:style-name="T20"><text:s/></text:span><text:span text:style-name="T19">do</text:span></text:p>
            <text:p><text:span text:style-name="T19"><text:s text:c="4"/></text:span><text:span text:style-name="T20">b1.id = 1;</text:span></text:p>
            <text:p><text:span text:style-name="T20"><text:s text:c="4"/></text:span><text:span text:style-name="T20">b1.dt = 5000;</text:span></text:p>
            <text:p><text:span text:style-name="T20"><text:s text:c="4"/></text:span><text:span text:style-name="T20">b2.id = 2;</text:span></text:p>
            <text:p><text:span text:style-name="T20"><text:s text:c="4"/></text:span><text:span text:style-name="T20">b2.dt = 2500;</text:span></text:p>
            <text:p><text:span text:style-name="T19"><text:s text:c="4"/></text:span><text:span text:style-name="T19">par/or do</text:span></text:p>
            <text:p><text:span text:style-name="T19"><text:s text:c="7"/></text:span><text:span text:style-name="T19">every</text:span><text:span text:style-name="T20"> (b1.dt)ms </text:span><text:span text:style-name="T19">do</text:span></text:p>
            <text:p><text:span text:style-name="T19"><text:s text:c="10"/></text:span><text:span text:style-name="T20">_led_toggle(b1.id);</text:span></text:p>
            <text:p><text:span text:style-name="T19"><text:s text:c="7"/></text:span><text:span text:style-name="T19">end</text:span></text:p>
            <text:p><text:span text:style-name="T19"><text:s text:c="7"/></text:span><text:span text:style-name="T19">await FOREVER;</text:span></text:p>
            <text:p><text:span text:style-name="T19"><text:s text:c="4"/></text:span><text:span text:style-name="T19">with</text:span></text:p>
            <text:p><text:span text:style-name="T19"><text:s text:c="7"/></text:span><text:span text:style-name="T19">every </text:span><text:span text:style-name="T20">(b2.dt)ms </text:span><text:span text:style-name="T19">do</text:span></text:p>
            <text:p><text:span text:style-name="T19"><text:s text:c="10"/></text:span><text:span text:style-name="T20">_led_toggle(b2.id);</text:span></text:p>
            <text:p><text:span text:style-name="T20"><text:s text:c="7"/></text:span><text:span text:style-name="T19">end</text:span></text:p>
            <text:p><text:span text:style-name="T19"><text:s text:c="7"/></text:span><text:span text:style-name="T19">await FOREVER;</text:span></text:p>
            <text:p><text:span text:style-name="T19"><text:s text:c="4"/></text:span><text:span text:style-name="T19">with</text:span></text:p>
            <text:p><text:span text:style-name="T19"><text:s text:c="7"/></text:span><text:span text:style-name="T19">await </text:span><text:span text:style-name="T20">10s</text:span><text:span text:style-name="T19">;</text:span></text:p>
            <text:p><text:span text:style-name="T19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frame draw:style-name="gr9" draw:text-style-name="P6" draw:layer="layout" svg:width="12.186cm" svg:height="5.635cm" svg:x="1.784cm" svg:y="6.882cm">
          <draw:text-box>
            <text:p><text:span text:style-name="T19"><text:s/></text:span><text:span text:style-name="T19">class </text:span><text:span text:style-name="T20">BlinkA</text:span><text:span text:style-name="T19"> with</text:span></text:p>
            <text:p><text:span text:style-name="T19"><text:s text:c="4"/></text:span><text:span text:style-name="T19">var int</text:span><text:span text:style-name="T20"> id;</text:span></text:p>
            <text:p><text:span text:style-name="T20"><text:s text:c="4"/></text:span><text:span text:style-name="T19">var int </text:span><text:span text:style-name="T20">dt;</text:span></text:p>
            <text:p><text:span text:style-name="T20"><text:s/></text:span><text:span text:style-name="T19">do</text:span></text:p>
            <text:p><text:span text:style-name="T19"><text:s text:c="4"/></text:span><text:span text:style-name="T19">every</text:span><text:span text:style-name="T20"> (</text:span><text:span text:style-name="T21">this</text:span><text:span text:style-name="T20">.dt)ms </text:span><text:span text:style-name="T19">do</text:span></text:p>
            <text:p><text:span text:style-name="T19"><text:s text:c="7"/></text:span><text:span text:style-name="T20">_led_toggle(</text:span><text:span text:style-name="T21">this</text:span><text:span text:style-name="T20">.id);</text:span></text:p>
            <text:p><text:span text:style-name="T19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custom-shape draw:style-name="gr4" draw:text-style-name="P4" xml:id="id46" draw:id="id46" draw:layer="layout" svg:width="9.652cm" svg:height="2.102cm" svg:x="3.302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7" draw:id="id47" draw:layer="layout" svg:width="8.382cm" svg:height="1.878cm" svg:x="17.78cm" svg:y="11.43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50" draw:id="id50" draw:layer="layout" svg:width="4.825cm" svg:height="4.825cm" svg:x="12.954cm" svg:y="10.668cm" svg:viewBox="0 0 4826 4826" draw:points="0,0 4826,4826">
          <text:p/>
        </draw:polyline>
        <draw:polyline draw:style-name="gr5" draw:text-style-name="P4" xml:id="id49" draw:id="id49" draw:layer="layout" svg:width="4.825cm" svg:height="1.777cm" svg:x="12.954cm" svg:y="10.668cm" svg:viewBox="0 0 4826 1778" draw:points="0,0 4826,1778">
          <text:p/>
        </draw:polyline>
        <draw:custom-shape draw:style-name="gr4" draw:text-style-name="P4" xml:id="id41" draw:id="id41" draw:layer="layout" svg:width="8.822cm" svg:height="1.324cm" svg:x="4.132cm" svg:y="14.27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43" draw:id="id43" draw:layer="layout" svg:width="3.955cm" svg:height="6.095cm" svg:x="12.954cm" svg:y="8.636cm" svg:viewBox="0 0 3956 6096" draw:points="0,6096 3956,0">
          <text:p/>
        </draw:polyline>
        <draw:custom-shape draw:style-name="gr4" draw:text-style-name="P4" xml:id="id45" draw:id="id45" draw:layer="layout" svg:width="9.252cm" svg:height="2.822cm" svg:x="16.91cm" svg:y="7.92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44" draw:id="id44" draw:layer="layout" svg:width="3.955cm" svg:height="7.365cm" svg:x="12.954cm" svg:y="10.16cm" svg:viewBox="0 0 3956 7366" draw:points="0,7366 3956,0">
          <text:p/>
        </draw:polyline>
        <draw:polyline draw:style-name="gr5" draw:text-style-name="P4" xml:id="id51" draw:id="id51" draw:layer="layout" svg:width="4.825cm" svg:height="0.78cm" svg:x="12.954cm" svg:y="18.523cm" svg:viewBox="0 0 4826 781" draw:points="0,781 4826,0">
          <text:p/>
        </draw:polyline>
        <draw:custom-shape draw:style-name="gr4" draw:text-style-name="P4" xml:id="id48" draw:id="id48" draw:layer="layout" svg:width="8.382cm" svg:height="1.878cm" svg:x="17.78cm" svg:y="14.8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2" draw:id="id52" draw:layer="layout" svg:width="8.382cm" svg:height="0.642cm" svg:x="17.78cm" svg:y="1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2" draw:id="id42" draw:layer="layout" svg:width="8.822cm" svg:height="1.324cm" svg:x="4.132cm" svg:y="16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3" draw:id="id53" draw:layer="layout" svg:width="9.652cm" svg:height="0.642cm" svg:x="3.302cm" svg:y="19.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BlinkA</text:p>
          </draw:text-box>
        </draw:frame>
        <draw:frame presentation:style-name="pr4" draw:layer="layout" svg:width="25.199cm" svg:height="13.723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10">Two instances running forever.</text:span></text:p>
                <text:list>
                  <text:list-item>
                    <text:p xml:id="id55" text:id="id55"><text:span text:style-name="T10">blinkA_1.ceu</text:span></text:p>
                  </text:list-item>
                </text:list>
                <text:p><text:span text:style-name="T10"/></text:p>
              </text:list-item>
              <text:list-item>
                <text:p xml:id="id56" text:id="id56"><text:span text:style-name="T10">Two instances going out of scope.</text:span></text:p>
                <text:list>
                  <text:list-item>
                    <text:p xml:id="id57" text:id="id57"><text:span text:style-name="T10">blinkA_2.ceu</text:span></text:p>
                  </text:list-item>
                </text:list>
                <text:p><text:span text:style-name="T10"/></text:p>
              </text:list-item>
              <text:list-item>
                <text:p xml:id="id58" text:id="id58"><text:span text:style-name="T10">Trying to escape with reference.</text:span></text:p>
                <text:list>
                  <text:list-item>
                    <text:p xml:id="id59" text:id="id59"><text:span text:style-name="T10">blinkA_3.ce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text:line-break/><text:span text:style-name="T22">(sdl2.ceu)</text:span></text:p>
          </draw:text-box>
        </draw:frame>
        <draw:frame draw:style-name="gr10" draw:text-style-name="P6" draw:layer="layout" svg:width="14.218cm" svg:height="4.289cm" svg:x="4.184cm" svg:y="4.483cm">
          <draw:text-box>
            <text:p><text:span text:style-name="T19"><text:s/></text:span><text:span text:style-name="T19">class </text:span><text:span text:style-name="T20">Rect</text:span><text:span text:style-name="T19"> with</text:span></text:p>
            <text:p><text:span text:style-name="T19"><text:s text:c="4"/></text:span><text:span text:style-name="T19">var </text:span><text:span text:style-name="T20">_SDL_Rect rect; // dimensions</text:span></text:p>
            <text:p><text:span text:style-name="T20"><text:s text:c="4"/></text:span><text:span text:style-name="T19">var int <text:s text:c="6"/></text:span><text:span text:style-name="T20">v; <text:s text:c="3"/>// speed (px/s)</text:span></text:p>
            <text:p><text:span text:style-name="T20"><text:s/></text:span><text:span text:style-name="T19">do</text:span></text:p>
            <text:p><text:span text:style-name="T19"><text:s text:c="4"/></text:span><text:span text:style-name="T20">// redraws itself, moves to 500x</text:span></text:p>
            <text:p><text:span text:style-name="T20"><text:s/></text:span><text:span text:style-name="T19">end</text:span></text:p>
          </draw:text-box>
        </draw:frame>
        <draw:frame draw:style-name="gr10" draw:text-style-name="P7" draw:layer="layout" svg:width="9.652cm" svg:height="10.925cm" svg:x="4.178cm" svg:y="9.507cm">
          <draw:text-box>
            <text:p><text:span text:style-name="T23"><text:s/></text:span><text:span text:style-name="T23">loop do</text:span></text:p>
            <text:p><text:span text:style-name="T23"><text:s text:c="4"/></text:span><text:span text:style-name="T23">var </text:span><text:span text:style-name="T24">Rect</text:span><text:span text:style-name="T23"> </text:span><text:span text:style-name="T24">r1</text:span><text:span text:style-name="T23"> with</text:span></text:p>
            <text:p><text:span text:style-name="T23"><text:s text:c="7"/></text:span><text:span text:style-name="T23">this</text:span><text:span text:style-name="T24">.rect.x = 100;</text:span></text:p>
            <text:p><text:span text:style-name="T23"><text:s text:c="7"/></text:span><text:span text:style-name="T23">this</text:span><text:span text:style-name="T24">.rect.y = 100;</text:span></text:p>
            <text:p><text:span text:style-name="T23"><text:s text:c="7"/></text:span><text:span text:style-name="T23">this</text:span><text:span text:style-name="T24">.rect.w = 20;</text:span></text:p>
            <text:p><text:span text:style-name="T23"><text:s text:c="7"/></text:span><text:span text:style-name="T23">this</text:span><text:span text:style-name="T24">.rect.h = 20;</text:span></text:p>
            <text:p><text:span text:style-name="T23"><text:s text:c="7"/></text:span><text:span text:style-name="T23">this</text:span><text:span text:style-name="T24">.v <text:s text:c="5"/>= 100;</text:span></text:p>
            <text:p><text:span text:style-name="T23"><text:s text:c="4"/></text:span><text:span text:style-name="T23">end;</text:span></text:p>
            <text:p><text:span text:style-name="T23"><text:s text:c="4"/></text:span><text:span text:style-name="T23">var </text:span><text:span text:style-name="T24">Rect</text:span><text:span text:style-name="T23"> </text:span><text:span text:style-name="T24">r2</text:span><text:span text:style-name="T23"> with</text:span></text:p>
            <text:p><text:span text:style-name="T23"><text:s text:c="7"/></text:span><text:span text:style-name="T23">this.</text:span><text:span text:style-name="T24">rect.x = 100;</text:span></text:p>
            <text:p><text:span text:style-name="T23"><text:s text:c="7"/></text:span><text:span text:style-name="T23">this.</text:span><text:span text:style-name="T24">rect.y = 200;</text:span></text:p>
            <text:p><text:span text:style-name="T23"><text:s text:c="7"/></text:span><text:span text:style-name="T23">this</text:span><text:span text:style-name="T24">.rect.w = 40;</text:span></text:p>
            <text:p><text:span text:style-name="T23"><text:s text:c="7"/></text:span><text:span text:style-name="T23">this</text:span><text:span text:style-name="T24">.rect.h = 40;</text:span></text:p>
            <text:p><text:span text:style-name="T23"><text:s text:c="7"/></text:span><text:span text:style-name="T23">this</text:span><text:span text:style-name="T24">.v <text:s text:c="5"/>= 25;</text:span></text:p>
            <text:p><text:span text:style-name="T23"><text:s text:c="4"/></text:span><text:span text:style-name="T23">end;</text:span></text:p>
            <text:p><text:span text:style-name="T23"><text:s text:c="4"/></text:span><text:span text:style-name="T23">await </text:span><text:span text:style-name="T24">10s;</text:span></text:p>
            <text:p><text:span text:style-name="T23"><text:s/></text:span><text:span text:style-name="T23">end</text:span></text:p>
            <text:p><text:span text:style-name="T2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18">new</text:span><text:span text:style-name="T25"> &amp; </text:span><text:span text:style-name="T18">spawn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Using the </text:span><text:span text:style-name="T11">new</text:span><text:span text:style-name="T12"> &lt;Class&gt; operator</text:span></text:p>
              </text:list-item>
              <text:list-item>
                <text:p><text:span text:style-name="T12">Using the </text:span><text:span text:style-name="T11">spawn</text:span><text:span text:style-name="T12"> &lt;Class&gt; operator</text:span></text:p>
              </text:list-item>
            </text:list>
          </draw:text-box>
        </draw:frame>
        <draw:frame draw:style-name="gr3" draw:text-style-name="P3" draw:layer="layout" svg:width="12.207cm" svg:height="7.605cm" svg:x="0.925cm" svg:y="9.92cm">
          <draw:text-box>
            <text:p><text:span text:style-name="T4"><text:s/></text:span><text:span text:style-name="T4">do</text:span></text:p>
            <text:p><text:span text:style-name="T4"><text:s text:c="4"/></text:span><text:span text:style-name="T4">var </text:span><text:span text:style-name="T5">&lt;Class&gt;* ptr;</text:span></text:p>
            <text:p><text:span text:style-name="T5"><text:s text:c="4"/></text:span><text:span text:style-name="T4">loop do</text:span></text:p>
            <text:p><text:span text:style-name="T26"><text:s text:c="7"/></text:span><text:span text:style-name="T26">&lt;await...&gt;</text:span></text:p>
            <text:p><text:span text:style-name="T4"><text:s text:c="3"/></text:span><text:span text:style-name="T5"><text:s text:c="4"/></text:span><text:span text:style-name="T5">ptr = </text:span><text:span text:style-name="T4">new </text:span><text:span text:style-name="T5">&lt;Class&gt; </text:span><text:span text:style-name="T4">with</text:span></text:p>
            <text:p><text:span text:style-name="T4"><text:s text:c="16"/></text:span><text:span text:style-name="T5">&lt;...&gt;</text:span></text:p>
            <text:p><text:span text:style-name="T5"><text:s text:c="13"/></text:span><text:span text:style-name="T4">end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frame draw:style-name="gr11" draw:text-style-name="P3" draw:layer="layout" svg:width="12.207cm" svg:height="6.294cm" svg:x="14.717cm" svg:y="9.92cm">
          <draw:text-box>
            <text:p><text:span text:style-name="T4"><text:s/></text:span><text:span text:style-name="T4">do</text:span></text:p>
            <text:p><text:span text:style-name="T5"><text:s text:c="4"/></text:span><text:span text:style-name="T4">loop do</text:span></text:p>
            <text:p><text:span text:style-name="T26"><text:s text:c="7"/></text:span><text:span text:style-name="T26">&lt;await...&gt;</text:span></text:p>
            <text:p><text:span text:style-name="T4"><text:s text:c="3"/></text:span><text:span text:style-name="T5"><text:s text:c="4"/></text:span><text:span text:style-name="T5">ok = </text:span><text:span text:style-name="T4">spawn </text:span><text:span text:style-name="T5">&lt;Class&gt; </text:span><text:span text:style-name="T4">with</text:span></text:p>
            <text:p><text:span text:style-name="T4"><text:s text:c="16"/></text:span><text:span text:style-name="T5">&lt;...&gt;</text:span></text:p>
            <text:p><text:span text:style-name="T5"><text:s text:c="12"/></text:span><text:span text:style-name="T4">end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custom-shape draw:style-name="gr4" draw:text-style-name="P4" xml:id="id60" draw:id="id60" draw:layer="layout" svg:width="9.652cm" svg:height="2.44cm" svg:x="3.302cm" svg:y="12.954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61" draw:id="id61" draw:layer="layout" svg:width="1.523cm" svg:height="3.301cm" svg:x="1.778cm" svg:y="10.922cm" svg:viewBox="0 0 1524 3302" draw:points="1524,3302 0,0">
          <text:p/>
        </draw:polyline>
        <draw:custom-shape draw:style-name="gr4" draw:text-style-name="P4" xml:id="id62" draw:id="id62" draw:layer="layout" svg:width="9.652cm" svg:height="2.44cm" svg:x="17.018cm" svg:y="12.192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63" draw:id="id63" draw:layer="layout" svg:width="1.523cm" svg:height="2.539cm" svg:x="15.494cm" svg:y="10.922cm" svg:viewBox="0 0 1524 2540" draw:points="1524,2540 0,0">
          <text:p/>
        </draw:polyline>
        <draw:frame draw:style-name="gr12" draw:text-style-name="P8" draw:layer="layout" svg:width="26.207cm" svg:height="1.276cm" svg:x="0.594cm" svg:y="18.523cm">
          <draw:text-box>
            <text:p xml:id="id64" text:id="id64"><text:span text:style-name="T27"><text:s text:c="10"/></text:span><text:span text:style-name="T27">Lexical scope <text:s text:c="22"/>Lexical scope </text:span><text:span text:style-name="T28">or</text:span><text:span text:style-name="T27"> Termin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text:line-break/><text:span text:style-name="T22">(sdl3.ceu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29">A new instance every 1s.</text:span></text:p>
                <text:list>
                  <text:list-item>
                    <text:p xml:id="id66" text:id="id66"><text:span text:style-name="T30">random position &amp; speed</text:span></text:p>
                  </text:list-item>
                </text:list>
                <text:p><text:span text:style-name="T10"/></text:p>
                <text:p><text:span text:style-name="T10"/></text:p>
                <text:p><text:span text:style-name="T29"/></text:p>
                <text:p><text:span text:style-name="T29"/></text:p>
              </text:list-item>
              <text:list-item>
                <text:p xml:id="id68" text:id="id68"><text:span text:style-name="T29">Restart everything after 10s.</text:span></text:p>
              </text:list-item>
            </text:list>
          </draw:text-box>
        </draw:frame>
        <draw:frame draw:style-name="gr10" draw:text-style-name="P9" xml:id="id67" draw:id="id67" draw:layer="layout" svg:width="9.398cm" svg:height="7.943cm" svg:x="17.74cm" svg:y="5.034cm">
          <draw:text-box>
            <text:p><text:span text:style-name="T24"><text:s/></text:span><text:span text:style-name="T31">do</text:span></text:p>
            <text:p><text:span text:style-name="T24"><text:s text:c="3"/></text:span><text:span text:style-name="T31">loop</text:span><text:span text:style-name="T24"> </text:span><text:span text:style-name="T31">do</text:span></text:p>
            <text:p><text:span text:style-name="T24"><text:s text:c="5"/></text:span><text:span text:style-name="T31">await</text:span><text:span text:style-name="T24"> 1s;</text:span></text:p>
            <text:p><text:span text:style-name="T24"><text:s text:c="5"/></text:span><text:span text:style-name="T31">spawn</text:span><text:span text:style-name="T24"> Rect </text:span><text:span text:style-name="T31">with</text:span></text:p>
            <text:p><text:span text:style-name="T24"><text:s text:c="7"/></text:span><text:span text:style-name="T31">this</text:span><text:span text:style-name="T24">.rect.x = 100;</text:span></text:p>
            <text:p><text:span text:style-name="T24"><text:s text:c="7"/></text:span><text:span text:style-name="T31">this</text:span><text:span text:style-name="T24">.rect.y = _rand();</text:span></text:p>
            <text:p><text:span text:style-name="T24"><text:s text:c="7"/></text:span><text:span text:style-name="T31">this</text:span><text:span text:style-name="T24">.rect.w = 20;</text:span></text:p>
            <text:p><text:span text:style-name="T24"><text:s text:c="7"/></text:span><text:span text:style-name="T31">this</text:span><text:span text:style-name="T24">.rect.h = 20;</text:span></text:p>
            <text:p><text:span text:style-name="T24"><text:s text:c="7"/></text:span><text:span text:style-name="T31">this</text:span><text:span text:style-name="T24">.v <text:s text:c="5"/>= _rand();</text:span></text:p>
            <text:p><text:span text:style-name="T24"><text:s text:c="5"/></text:span><text:span text:style-name="T31">end</text:span><text:span text:style-name="T24">;</text:span></text:p>
            <text:p><text:span text:style-name="T24"><text:s text:c="3"/></text:span><text:span text:style-name="T31">end</text:span></text:p>
            <text:p><text:span text:style-name="T24"><text:s/></text:span><text:span text:style-name="T31">end</text:span></text:p>
            <text:p><text:span text:style-name="T24"/></text:p>
          </draw:text-box>
        </draw:frame>
        <draw:frame draw:style-name="gr10" draw:text-style-name="P9" xml:id="id69" draw:id="id69" draw:layer="layout" svg:width="9.398cm" svg:height="5.571cm" svg:x="17.78cm" svg:y="14.835cm">
          <draw:text-box>
            <text:p><text:span text:style-name="T24"><text:s/></text:span><text:span text:style-name="T31">loop do</text:span></text:p>
            <text:p><text:span text:style-name="T31"><text:s text:c="4"/></text:span><text:span text:style-name="T31">par/or do</text:span></text:p>
            <text:p><text:span text:style-name="T24"><text:s text:c="7"/></text:span><text:span text:style-name="T31">await</text:span><text:span text:style-name="T24"> 10s;</text:span></text:p>
            <text:p><text:span text:style-name="T24"><text:s text:c="4"/></text:span><text:span text:style-name="T31">with</text:span></text:p>
            <text:p><text:span text:style-name="T24"><text:s text:c="7"/></text:span><text:span text:style-name="T31">do</text:span></text:p>
            <text:p><text:span text:style-name="T24"><text:s text:c="10"/></text:span><text:span text:style-name="T24">&lt;...&gt;</text:span></text:p>
            <text:p><text:span text:style-name="T24"><text:s text:c="7"/></text:span><text:span text:style-name="T31">end</text:span></text:p>
            <text:p><text:span text:style-name="T24"><text:s text:c="4"/></text:span><text:span text:style-name="T31">end</text:span></text:p>
            <text:p><text:span text:style-name="T24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Network Protoco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29">Handle </text:span><text:span text:style-name="T14">START</text:span><text:span text:style-name="T29">/</text:span><text:span text:style-name="T14">STOP</text:span><text:span text:style-name="T29">.</text:span></text:p>
              </text:list-item>
              <text:list-item>
                <text:p xml:id="id73" text:id="id73"><text:span text:style-name="T29">Spawn a new instance on every </text:span><text:span text:style-name="T14">RECEIVE</text:span><text:span text:style-name="T29">.</text:span></text:p>
              </text:list-item>
            </text:list>
          </draw:text-box>
        </draw:frame>
        <draw:frame draw:style-name="gr13" draw:text-style-name="P10" xml:id="id71" draw:id="id71" draw:layer="layout" svg:width="13.778cm" svg:height="10.414cm" svg:x="5.78cm" svg:y="9.036cm">
          <draw:text-box>
            <text:p><text:span text:style-name="T19"><text:s/></text:span><text:span text:style-name="T19">loop do</text:span></text:p>
            <text:p><text:span text:style-name="T19"><text:s text:c="4"/></text:span><text:span text:style-name="T19">await </text:span><text:span text:style-name="T32">START</text:span><text:span text:style-name="T20">;</text:span></text:p>
            <text:p><text:span text:style-name="T20"><text:s text:c="4"/></text:span><text:span text:style-name="T19">par/or do</text:span></text:p>
            <text:p><text:span text:style-name="T19"><text:s text:c="7"/></text:span><text:span text:style-name="T19">await </text:span><text:span text:style-name="T32">STOP</text:span><text:span text:style-name="T20">;</text:span></text:p>
            <text:p><text:span text:style-name="T20"><text:s text:c="4"/></text:span><text:span text:style-name="T19">with</text:span></text:p>
            <text:p><text:span text:style-name="T20"><text:s text:c="7"/></text:span><text:span text:style-name="T19">do</text:span></text:p>
            <text:p><text:span text:style-name="T20"><text:s text:c="10"/></text:span><text:span text:style-name="T19">every</text:span><text:span text:style-name="T20"> msg=</text:span><text:span text:style-name="T32">RECEIVE</text:span><text:span text:style-name="T20"> </text:span><text:span text:style-name="T19">do</text:span></text:p>
            <text:p><text:span text:style-name="T20"><text:s text:c="13"/></text:span><text:span text:style-name="T19">spawn</text:span><text:span text:style-name="T20"> Proto </text:span><text:span text:style-name="T19">with</text:span></text:p>
            <text:p><text:span text:style-name="T19"><text:s text:c="16"/></text:span><text:span text:style-name="T19">this</text:span><text:span text:style-name="T20">.msg = msg;</text:span></text:p>
            <text:p><text:span text:style-name="T19"><text:s text:c="16"/></text:span><text:span text:style-name="T19">&lt;...&gt;</text:span></text:p>
            <text:p><text:span text:style-name="T20"><text:s text:c="13"/></text:span><text:span text:style-name="T19">end</text:span><text:span text:style-name="T20">;</text:span></text:p>
            <text:p><text:span text:style-name="T20"><text:s text:c="10"/></text:span><text:span text:style-name="T19">end</text:span></text:p>
            <text:p><text:span text:style-name="T20"><text:s text:c="7"/></text:span><text:span text:style-name="T19">end</text:span></text:p>
            <text:p><text:span text:style-name="T20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custom-shape draw:style-name="gr14" draw:text-style-name="P4" xml:id="id72" draw:id="id72" draw:layer="layout" svg:width="10.16cm" svg:height="5.334cm" svg:x="8.128cm" svg:y="12.5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72" smil:type="irisWipe" smil:subtype="rectangle" smil:mode="out" smil:direction="reverse"/>
                  <anim:set smil:begin="0.499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(<text:span text:style-name="T3">static</text:span>) allocation</text:p>
          </draw:text-box>
        </draw:frame>
        <draw:frame presentation:style-name="pr4" draw:layer="layout" svg:width="25.199cm" svg:height="13.68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29">Using the heap is not recommended in WSNs.</text:span></text:p>
                <text:list>
                  <text:list-item>
                    <text:p xml:id="id75" text:id="id75"><text:span text:style-name="T29">Instead, use </text:span><text:span text:style-name="T33">memory pools</text:span><text:span text:style-name="T29">.</text:span></text:p>
                    <text:p><text:span text:style-name="T29"/></text:p>
                  </text:list-item>
                </text:list>
              </text:list-item>
              <text:list-item>
                <text:p xml:id="id76" text:id="id76"><text:span text:style-name="T29">Céu offers per-class and per-instantiation pools:</text:span></text:p>
                <text:list>
                  <text:list-item>
                    <text:p xml:id="id77" text:id="id77"><text:span text:style-name="T34">class</text:span><text:span text:style-name="T35"> [N] Proto</text:span></text:p>
                  </text:list-item>
                  <text:list-item>
                    <text:p xml:id="id78" text:id="id78"><text:span text:style-name="T34">spawn</text:span><text:span text:style-name="T35"> [N] Proto</text:span></text:p>
                  </text:list-item>
                  <text:list-item>
                    <text:p xml:id="id79" text:id="id79"><text:span text:style-name="T36">(sdl3.ceu)</text:span></text:p>
                    <text:p><text:span text:style-name="T29"/></text:p>
                  </text:list-item>
                </text:list>
              </text:list-item>
              <text:list-item>
                <text:p xml:id="id80" text:id="id80"><text:span text:style-name="T29">No need for message buffer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ynamic 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Fragment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/>Memory Pools (<text:span text:style-name="T3">PoolC, memb</text:span><text:span text:style-name="T10">)</text:span></text:p>
              </text:list-item>
            </text:list>
            <text:list text:style-name="L6">
              <text:list-item>
                <text:list>
                  <text:list-item>
                    <text:p><text:span text:style-name="T10">fixed sizes, low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0"><text:s/></text:span><text:span text:style-name="T10">Custom </text:span><text:span text:style-name="T3">malloc</text:span><text:span text:style-name="T10"> (</text:span><text:span text:style-name="T3">mmem</text:span><text:span text:style-name="T10">)</text:span></text:p>
              </text:list-item>
            </text:list>
            <text:list text:style-name="L6">
              <text:list-item>
                <text:list>
                  <text:list-item>
                    <text:p><text:span text:style-name="T10">var sizes, some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0"><text:s/></text:span><text:span text:style-name="T10">Out-of-the-box </text:span><text:span text:style-name="T3">malloc</text:span></text:p>
              </text:list-item>
            </text:list>
            <text:list text:style-name="L6">
              <text:list-item>
                <text:list>
                  <text:list-item>
                    <text:p><text:span text:style-name="T10">var sizes, portable, fragmentation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26.049cm" svg:height="4.24cm" svg:x="1.017cm" svg:y="16.256cm">
          <draw:text-box>
            <text:p text:style-name="P11"><text:span text:style-name="T37"/></text:p>
            <text:p text:style-name="P11"><text:span text:style-name="T37"><text:s/></text:span><text:span text:style-name="T37">// (1): Memory Pools <text:s text:c="14"/>// (2,3): malloc</text:span></text:p>
            <text:p text:style-name="P11"><text:span text:style-name="T37"><text:s/></text:span><text:span text:style-name="T37">class T (10) with ... end <text:s text:c="9"/>class T with ... 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3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6" draw:text-style-name="P12" draw:layer="layout" svg:width="26.049cm" svg:height="20.066cm" svg:x="1.016cm" svg:y="0.408cm">
          <draw:text-box>
            <text:p text:style-name="P11"><text:span text:style-name="T37"/></text:p>
            <text:p text:style-name="P11"><text:span text:style-name="T37"/></text:p>
            <text:p text:style-name="P11"><text:span text:style-name="T37"><text:s/></text:span><text:span text:style-name="T37">class Rect (10) with</text:span></text:p>
            <text:p text:style-name="P11"><text:span text:style-name="T37"><text:s text:c="5"/></text:span><text:span text:style-name="T37">var _SDL_Rect <text:s/>rct;</text:span></text:p>
            <text:p text:style-name="P11"><text:span text:style-name="T37"><text:s text:c="5"/></text:span><text:span text:style-name="T37">var int <text:s text:c="7"/>dt;</text:span></text:p>
            <text:p text:style-name="P11"><text:span text:style-name="T37"><text:s text:c="5"/></text:span><text:span text:style-name="T37">var _SDL_Renderer* ren;</text:span></text:p>
            <text:p text:style-name="P11"><text:span text:style-name="T37"><text:s/></text:span><text:span text:style-name="T37">do</text:span></text:p>
            <text:p text:style-name="P11"><text:span text:style-name="T37"><text:s text:c="5"/></text:span><text:span text:style-name="T37">var _SDL_Color clr;</text:span></text:p>
            <text:p text:style-name="P11"><text:span text:style-name="T37"><text:s text:c="9"/></text:span><text:span text:style-name="T37">...</text:span></text:p>
            <text:p text:style-name="P11"><text:span text:style-name="T37"/></text:p>
            <text:p text:style-name="P11"><text:span text:style-name="T37"><text:s text:c="5"/></text:span><text:span text:style-name="T37">par/or do</text:span></text:p>
            <text:p text:style-name="P11"><text:span text:style-name="T37"><text:s text:c="9"/></text:span><text:span text:style-name="T37">loop do</text:span></text:p>
            <text:p text:style-name="P11"><text:span text:style-name="T37"><text:s text:c="13"/></text:span><text:span text:style-name="T37">await (this.dt) ms;</text:span></text:p>
            <text:p text:style-name="P11"><text:span text:style-name="T37"><text:s text:c="13"/></text:span><text:span text:style-name="T37">this.rct.x = rct.x + 1;</text:span></text:p>
            <text:p text:style-name="P11"><text:span text:style-name="T37"><text:s text:c="13"/></text:span><text:span text:style-name="T37">if this.rct.x &gt; 500 then</text:span></text:p>
            <text:p text:style-name="P11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reak;</text:span></text:p>
            <text:p text:style-name="P11"><text:span text:style-name="T37"><text:tab/></text:span><text:span text:style-name="T37"><text:tab/></text:span><text:span text:style-name="T37"><text:tab/></text:span><text:span text:style-name="T37"><text:tab/></text:span><text:span text:style-name="T37">end</text:span></text:p>
            <text:p text:style-name="P11"><text:span text:style-name="T37"><text:s text:c="9"/></text:span><text:span text:style-name="T37">end</text:span></text:p>
            <text:p text:style-name="P11"><text:span text:style-name="T37"><text:s text:c="5"/></text:span><text:span text:style-name="T37">with</text:span></text:p>
            <text:p text:style-name="P11"><text:span text:style-name="T37"><text:s text:c="9"/></text:span><text:span text:style-name="T37">loop do</text:span></text:p>
            <text:p text:style-name="P11"><text:span text:style-name="T37"><text:s text:c="13"/></text:span><text:span text:style-name="T37">await SDL_REDRAW;</text:span></text:p>
            <text:p text:style-name="P11"><text:span text:style-name="T37"><text:s text:c="13"/></text:span><text:span text:style-name="T37">_SDL_SetRenderDrawColor(ren, clr.r,clr.g,clr.b,0);</text:span></text:p>
            <text:p text:style-name="P11"><text:span text:style-name="T37"><text:s text:c="13"/></text:span><text:span text:style-name="T37">_SDL_RenderFillRect(ren, &amp;rct);</text:span></text:p>
            <text:p text:style-name="P11"><text:span text:style-name="T37"><text:s text:c="9"/></text:span><text:span text:style-name="T37">end</text:span></text:p>
            <text:p text:style-name="P11"><text:span text:style-name="T37"><text:s text:c="5"/></text:span><text:span text:style-name="T37">end</text:span></text:p>
            <text:p text:style-name="P11"><text:span text:style-name="T37"><text:s/></text:span><text:span text:style-name="T37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s of code</text:p>
              </text:list-item>
              <text:list-item>
                <text:p>Memory usage</text:p>
                <text:list>
                  <text:list-item>
                    <text:p>number of failed calls to malloc/Pool.get()</text:p>
                  </text:list-item>
                </text:list>
              </text:list-item>
              <text:list-item>
                <text:p>Run-time overhead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ynamic long-lived structures</text:p>
                <text:list>
                  <text:list-item>
                    <text:p>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2DT20H33M3S</meta:editing-duration>
    <meta:editing-cycles>118</meta:editing-cycles>
    <dc:date>2014-05-24T11:14:37</dc:date>
    <meta:generator>LibreOffice/4.0.2.2$Linux_X86_64 LibreOffice_project/400m0$Build-2</meta:generator>
    <meta:document-statistic meta:object-count="157"/>
  </office:meta>
</office:document-meta>
</file>